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9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bitmap" draw:fill-image-name="a13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bitmap" draw:fill-image-name="a1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2">
      <style:drawing-page-properties draw:fill="bitmap" draw:fill-image-name="a13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5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13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9">
      <style:drawing-page-properties draw:fill="bitmap" draw:fill-image-name="a14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bitmap" draw:fill-image-name="a13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7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bitmap" draw:fill-image-name="a1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17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bitmap" draw:fill-image-name="a1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bitmap" draw:fill-image-name="a1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6">
      <style:drawing-page-properties draw:fill="bitmap" draw:fill-image-name="a12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bitmap" draw:fill-image-name="a13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4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7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0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8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3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0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8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3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1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6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7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4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9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7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4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7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2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5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1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3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9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9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8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114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</office:automatic-styles>
  <office:body>
    <office:presentation>
      <draw:page draw:name="page34" draw:style-name="a1130" draw:master-page-name="Master2-Layout7-blank-Leer" presentation:presentation-page-layout-name="Master2-PPL7" draw:id="Slide-289">
        <draw:frame draw:id="id136" presentation:style-name="a1133" draw:name="Titel 1" svg:x="0.3937in" svg:y="0.32953in" svg:width="9.05512in" svg:height="1.38031in" presentation:class="title" presentation:placeholder="false">
          <draw:text-box>
            <text:p text:style-name="a1132" text:class-names="" text:cond-style-name=""><text:span text:style-name="a1131" text:class-names="">Aufgabe</text:span></text:p>
          </draw:text-box>
          <svg:title/>
          <svg:desc/>
        </draw:frame>
        <draw:frame draw:id="id137" presentation:style-name="a1154" draw:name="Textplatzhalter 2" svg:x="0.55118in" svg:y="1.93465in" svg:width="8.89764in" svg:height="5.4563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4" text:class-names="">val</text:span><text:span text:style-name="a1135" text:class-names="">D,I,β</text:span><text:span text:style-name="a1136" text:class-names="">(∀x (R(x,y) ∧ Ǝy R(x,y)) = ?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9" text:class-names="">val</text:span><text:span text:style-name="a1140" text:class-names="">D,I,β</text:span><text:span text:style-name="a1141" text:class-names="">(Ǝx (R(x,y) ∧ Ǝy R(x,y)) = ?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val</text:span><text:span text:style-name="a1145" text:class-names="">D,I,β</text:span><text:span text:style-name="a1146" text:class-names="">(Ǝx (R(f(y,y), x) ∧ Ǝy R(x,y)) = ?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49" text:class-names="">val</text:span><text:span text:style-name="a1150" text:class-names="">D,I,β</text:span><text:span text:style-name="a1151" text:class-names="">(Ǝx (R(f(y,y), x) ∧ ∀y R(x,y)) = ?</text:span></text:p>
              </text:list-item>
            </text:list>
          </draw:text-box>
          <svg:title/>
          <svg:desc/>
        </draw:frame>
        <presentation:notes draw:style-name="a1160">
          <draw:frame draw:id="id138" draw:style-name="a1157" draw:name="Foliennummernplatzhalt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9" presentation:style-name="a1158" draw:name="Folienbildplatzhalter 1">
            <svg:title/>
            <svg:desc/>
          </draw:page-thumbnail>
          <draw:frame draw:id="id140" presentation:style-name="a11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162" draw:master-page-name="Master2-Layout7-blank-Leer" presentation:presentation-page-layout-name="Master2-PPL7" draw:id="Slide-290">
        <draw:frame draw:id="id141" presentation:style-name="a1165" draw:name="Titel 1" svg:x="0.3937in" svg:y="0.32953in" svg:width="9.05512in" svg:height="1.38031in" presentation:class="title" presentation:placeholder="false">
          <draw:text-box>
            <text:p text:style-name="a1164" text:class-names="" text:cond-style-name=""><text:span text:style-name="a1163" text:class-names="">Lösung</text:span></text:p>
          </draw:text-box>
          <svg:title/>
          <svg:desc/>
        </draw:frame>
        <draw:frame draw:id="id150" presentation:style-name="a1198" draw:name="Textplatzhalter 2" svg:x="0.55118in" svg:y="1.94528in" svg:width="8.89764in" svg:height="5.77677in" presentation:class="outline" presentation:placeholder="false">
          <draw:text-box>
            <text:list text:style-name="a1170">
              <text:list-item>
                <text:p text:style-name="a1169" text:class-names="" text:cond-style-name="" text:id="id142"><text:span text:style-name="a1166" text:class-names="">val</text:span><text:span text:style-name="a1167" text:class-names="">D,I,β</text:span><text:span text:style-name="a1168" text:class-names="">(∀x (R(x,y) ∧ Ǝy R(x,y)) = ?</text:span></text:p>
              </text:list-item>
            </text:list>
            <text:list text:style-name="a1173">
              <text:list-item>
                <text:p text:style-name="a1172" text:class-names="" text:cond-style-name="" text:id="id143"><text:span text:style-name="a1171" text:class-names="">f</text:span></text:p>
              </text:list-item>
            </text:list>
            <text:list text:style-name="a1178">
              <text:list-item>
                <text:p text:style-name="a1177" text:class-names="" text:cond-style-name="" text:id="id144"><text:span text:style-name="a1174" text:class-names="">val</text:span><text:span text:style-name="a1175" text:class-names="">D,I,β</text:span><text:span text:style-name="a1176" text:class-names="">(Ǝx (R(x,y) ∧ Ǝy R(x,y)) = ?</text:span></text:p>
              </text:list-item>
            </text:list>
            <text:list text:style-name="a1181">
              <text:list-item>
                <text:p text:style-name="a1180" text:class-names="" text:cond-style-name="" text:id="id145"><text:span text:style-name="a1179" text:class-names="">w</text:span></text:p>
              </text:list-item>
            </text:list>
            <text:list text:style-name="a1186">
              <text:list-item>
                <text:p text:style-name="a1185" text:class-names="" text:cond-style-name="" text:id="id146"><text:span text:style-name="a1182" text:class-names="">val</text:span><text:span text:style-name="a1183" text:class-names="">D,I,β</text:span><text:span text:style-name="a1184" text:class-names="">(Ǝx (R(f(y,y), x) ∧ Ǝy R(x,y)) = ?</text:span></text:p>
              </text:list-item>
            </text:list>
            <text:list text:style-name="a1189">
              <text:list-item>
                <text:p text:style-name="a1188" text:class-names="" text:cond-style-name="" text:id="id147"><text:span text:style-name="a1187" text:class-names="">w</text:span></text:p>
              </text:list-item>
            </text:list>
            <text:list text:style-name="a1194">
              <text:list-item>
                <text:p text:style-name="a1193" text:class-names="" text:cond-style-name="" text:id="id148"><text:span text:style-name="a1190" text:class-names="">val</text:span><text:span text:style-name="a1191" text:class-names="">D,I,β</text:span><text:span text:style-name="a1192" text:class-names="">(Ǝx (R(f(y,y), x) ∧ ∀y R(x,y)) = ?</text:span></text:p>
              </text:list-item>
            </text:list>
            <text:list text:style-name="a1197">
              <text:list-item>
                <text:p text:style-name="a1196" text:class-names="" text:cond-style-name="" text:id="id149"><text:span text:style-name="a1195" text:class-names="">f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04">
          <draw:frame draw:id="id151" draw:style-name="a1201" draw:name="Foliennummernplatzhalter 6" svg:x="4.67953in" svg:y="11.10827in" svg:width="3.5878in" svg:height="0.58425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2" presentation:style-name="a1202" draw:name="Folienbildplatzhalter 1">
            <svg:title/>
            <svg:desc/>
          </draw:page-thumbnail>
          <draw:frame draw:id="id153" presentation:style-name="a120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8" draw:style-name="a1206" draw:master-page-name="Master2-Layout7-blank-Leer" presentation:presentation-page-layout-name="Master2-PPL7" draw:id="Slide-303">
        <draw:frame draw:id="id154" presentation:style-name="a1209" draw:name="Titel 1" svg:x="0.3937in" svg:y="0.32953in" svg:width="9.05512in" svg:height="1.38031in" presentation:class="title" presentation:placeholder="false">
          <draw:text-box>
            <text:p text:style-name="a1208" text:class-names="" text:cond-style-name=""><text:span text:style-name="a1207" text:class-names="">Aufgabe</text:span></text:p>
          </draw:text-box>
          <svg:title/>
          <svg:desc/>
        </draw:frame>
        <draw:frame draw:id="id155" presentation:style-name="a1228" draw:name="Textplatzhalter 2" svg:x="0.55118in" svg:y="1.93465in" svg:width="8.89764in" svg:height="5.4563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0" text:class-names="">σ</text:span><text:span text:style-name="a1211" text:class-names="">{x/y, y/z, z/x}</text:span><text:span text:style-name="a1212" text:class-names="">(R(x, f(f(z)), x)) = ?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5" text:class-names="">σ</text:span><text:span text:style-name="a1216" text:class-names="">{x/y, y/z, z/x}</text:span><text:span text:style-name="a1217" text:class-names="">(∃y(S(y, z) ∧ ∀zR(x, z))) = ?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0" text:class-names="">σ</text:span><text:span text:style-name="a1221" text:class-names="">{x/y, y/z}</text:span><text:span text:style-name="a1222" text:class-names="">(∀z∀x(P(x) ∧ Q(y, z))) = ?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Welche sind Kollisionfrei?</text:span></text:p>
              </text:list-item>
            </text:list>
          </draw:text-box>
          <svg:title/>
          <svg:desc/>
        </draw:frame>
        <presentation:notes draw:style-name="a1234">
          <draw:frame draw:id="id156" draw:style-name="a1231" draw:name="Foliennummernplatzhalt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57" presentation:style-name="a1232" draw:name="Folienbildplatzhalter 1">
            <svg:title/>
            <svg:desc/>
          </draw:page-thumbnail>
          <draw:frame draw:id="id158" presentation:style-name="a123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9" draw:style-name="a1236" draw:master-page-name="Master2-Layout7-blank-Leer" presentation:presentation-page-layout-name="Master2-PPL7" draw:id="Slide-304">
        <draw:frame draw:id="id159" presentation:style-name="a1240" draw:name="Titel 1" svg:x="0.3937in" svg:y="0.32953in" svg:width="9.05512in" svg:height="1.38031in" presentation:class="title" presentation:placeholder="false">
          <draw:text-box>
            <text:p text:style-name="a1239" text:class-names="" text:cond-style-name=""><text:span text:style-name="a1237" text:class-names="">Lösung</text:span><text:span text:style-name="a1238" text:class-names=""/></text:p>
          </draw:text-box>
          <svg:title/>
          <svg:desc/>
        </draw:frame>
        <draw:frame draw:id="id167" presentation:style-name="a1268" draw:name="Textplatzhalter 2" svg:x="0.55118in" svg:y="1.93465in" svg:width="8.89764in" svg:height="5.4563in" presentation:class="outline" presentation:placeholder="false">
          <draw:text-box>
            <text:list text:style-name="a1245">
              <text:list-item>
                <text:p text:style-name="a1244" text:class-names="" text:cond-style-name="" text:id="id160"><text:span text:style-name="a1241" text:class-names="">σ</text:span><text:span text:style-name="a1242" text:class-names="">{x/y, y/z, z/x}</text:span><text:span text:style-name="a1243" text:class-names="">(R(x, f(f(z)), x)) = ?</text:span></text:p>
              </text:list-item>
            </text:list>
            <text:list text:style-name="a1248">
              <text:list-item>
                <text:p text:style-name="a1247" text:class-names="" text:cond-style-name="" text:id="id161"><text:span text:style-name="a1246" text:class-names="">R(y, f(f(x)), y)</text:span></text:p>
              </text:list-item>
            </text:list>
            <text:list text:style-name="a1253">
              <text:list-item>
                <text:p text:style-name="a1252" text:class-names="" text:cond-style-name="" text:id="id162"><text:span text:style-name="a1249" text:class-names="">σ</text:span><text:span text:style-name="a1250" text:class-names="">{x/y, y/z, z/x}</text:span><text:span text:style-name="a1251" text:class-names="">(∃y(S(y, z) ∧ ∀zR(x, z))) = ?</text:span></text:p>
              </text:list-item>
            </text:list>
            <text:list text:style-name="a1256">
              <text:list-item>
                <text:p text:style-name="a1255" text:class-names="" text:cond-style-name="" text:id="id163"><text:span text:style-name="a1254" text:class-names="">∃y(S(y, x) ∧ ∀z R(y, z))</text:span></text:p>
              </text:list-item>
            </text:list>
            <text:list text:style-name="a1261">
              <text:list-item>
                <text:p text:style-name="a1260" text:class-names="" text:cond-style-name="" text:id="id164"><text:span text:style-name="a1257" text:class-names="">σ</text:span><text:span text:style-name="a1258" text:class-names="">{x/y, y/z}</text:span><text:span text:style-name="a1259" text:class-names="">(∀z∀x(P(x) ∧ Q(y, z))) = ?</text:span></text:p>
              </text:list-item>
            </text:list>
            <text:list text:style-name="a1264">
              <text:list-item>
                <text:p text:style-name="a1263" text:class-names="" text:cond-style-name="" text:id="id165"><text:span text:style-name="a1262" text:class-names="">∀z∀x(P(x) ∧ Q(z, z))</text:span></text:p>
              </text:list-item>
            </text:list>
            <text:list text:style-name="a1267">
              <text:list-item>
                <text:p text:style-name="a1266" text:class-names="" text:cond-style-name="" text:id="id166"><text:span text:style-name="a1265" text:class-names="">Welche sind Kollisionfrei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74">
          <draw:frame draw:id="id168" draw:style-name="a1271" draw:name="Foliennummernplatzhalt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69" presentation:style-name="a1272" draw:name="Folienbildplatzhalter 1">
            <svg:title/>
            <svg:desc/>
          </draw:page-thumbnail>
          <draw:frame draw:id="id170" presentation:style-name="a12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1" draw:style-name="a1276" draw:master-page-name="Master2-Layout7-blank-Leer" presentation:presentation-page-layout-name="Master2-PPL7" draw:id="Slide-306">
        <draw:frame draw:id="id171" presentation:style-name="a1279" draw:name="Titel 1" svg:x="0.3937in" svg:y="0.32953in" svg:width="9.05512in" svg:height="1.38031in" presentation:class="title" presentation:placeholder="false">
          <draw:text-box>
            <text:p text:style-name="a1278" text:class-names="" text:cond-style-name=""><text:span text:style-name="a1277" text:class-names="">Beispiele</text:span></text:p>
          </draw:text-box>
          <svg:title/>
          <svg:desc/>
        </draw:frame>
        <draw:frame draw:id="id172" presentation:style-name="a1295" draw:name="Textplatzhalter 2" svg:x="0.55118in" svg:y="1.93465in" svg:width="8.89764in" svg:height="5.4563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Äquivalene Formel sind: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¬(∀x G(x)) und Ǝx ¬G(x)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∀x ¬G(x) und ¬Ǝx G(x)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∀x∀y G(x, y) und ∀y∀x G(x, y)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ƎxƎy G(x,y) und ƎyƎx G(x, y)</text:span></text:p>
              </text:list-item>
            </text:list>
          </draw:text-box>
          <svg:title/>
          <svg:desc/>
        </draw:frame>
        <presentation:notes draw:style-name="a1301">
          <draw:frame draw:id="id173" draw:style-name="a1298" draw:name="Foliennummernplatzhalter 6" svg:x="4.67953in" svg:y="11.10827in" svg:width="3.5878in" svg:height="0.58425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4" presentation:style-name="a1299" draw:name="Folienbildplatzhalter 1">
            <svg:title/>
            <svg:desc/>
          </draw:page-thumbnail>
          <draw:frame draw:id="id175" presentation:style-name="a13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2" draw:style-name="a1303" draw:master-page-name="Master2-Layout7-blank-Leer" presentation:presentation-page-layout-name="Master2-PPL7" draw:id="Slide-307">
        <draw:frame draw:id="id176" presentation:style-name="a1306" draw:name="Titel 1" svg:x="0.3937in" svg:y="0.32953in" svg:width="9.05512in" svg:height="1.38031in" presentation:class="title" presentation:placeholder="false">
          <draw:text-box>
            <text:p text:style-name="a1305" text:class-names="" text:cond-style-name=""><text:span text:style-name="a1304" text:class-names="">Aufgabe</text:span></text:p>
          </draw:text-box>
          <svg:title/>
          <svg:desc/>
        </draw:frame>
        <draw:frame draw:id="id177" presentation:style-name="a1313" draw:name="Textplatzhalter 2" svg:x="0.55118in" svg:y="1.93465in" svg:width="8.89764in" svg:height="5.4563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Für jede natürliche Zahl gibt es mindestens eine andere natürliche Zahl, die Größer ist.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Drücke das prädikantenlogisch aus.</text:span></text:p>
              </text:list-item>
            </text:list>
          </draw:text-box>
          <svg:title/>
          <svg:desc/>
        </draw:frame>
        <presentation:notes draw:style-name="a1319">
          <draw:frame draw:id="id178" draw:style-name="a1316" draw:name="Foliennummernplatzhalter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9" presentation:style-name="a1317" draw:name="Folienbildplatzhalter 1">
            <svg:title/>
            <svg:desc/>
          </draw:page-thumbnail>
          <draw:frame draw:id="id180" presentation:style-name="a13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3" draw:style-name="a1321" draw:master-page-name="Master2-Layout7-blank-Leer" presentation:presentation-page-layout-name="Master2-PPL7" draw:id="Slide-308">
        <draw:frame draw:id="id181" presentation:style-name="a1324" draw:name="Titel 1" svg:x="0.3937in" svg:y="0.32953in" svg:width="9.05512in" svg:height="1.38031in" presentation:class="title" presentation:placeholder="false">
          <draw:text-box>
            <text:p text:style-name="a1323" text:class-names="" text:cond-style-name=""><text:span text:style-name="a1322" text:class-names="">Lösung</text:span></text:p>
          </draw:text-box>
          <svg:title/>
          <svg:desc/>
        </draw:frame>
        <draw:frame draw:id="id185" presentation:style-name="a1336" draw:name="Textplatzhalter 2" svg:x="0.55118in" svg:y="1.93465in" svg:width="8.89764in" svg:height="5.4563in" presentation:class="outline" presentation:placeholder="false">
          <draw:text-box>
            <text:list text:style-name="a1327">
              <text:list-item>
                <text:p text:style-name="a1326" text:class-names="" text:cond-style-name="" text:id="id182"><text:span text:style-name="a1325" text:class-names="">Für jede natürliche Zahl gibt es mindestens eine andere natürliche Zahl, die Größer ist.</text:span></text:p>
              </text:list-item>
            </text:list>
            <text:list text:style-name="a1332">
              <text:list-item>
                <text:p text:style-name="a1331" text:class-names="" text:cond-style-name="" text:id="id183"><text:span text:style-name="a1328" text:class-names="">D = ℕ</text:span><text:span text:style-name="a1329" text:class-names="">0</text:span><text:span text:style-name="a1330" text:class-names="">, I(R) = Größer-Relation <text:s text:c="2"/></text:span></text:p>
              </text:list-item>
            </text:list>
            <text:list text:style-name="a1335">
              <text:list-item>
                <text:p text:style-name="a1334" text:class-names="" text:cond-style-name="" text:id="id184"><text:span text:style-name="a1333" text:class-names="">∀x Ǝy R(x, y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42">
          <draw:frame draw:id="id186" draw:style-name="a1339" draw:name="Foliennummernplatzhalter 6" svg:x="4.67953in" svg:y="11.10827in" svg:width="3.5878in" svg:height="0.58425in">
            <draw:text-box>
              <text:p text:style-name="a1338" text:class-names="" text:cond-style-name=""><text:span text:style-name="a133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7" presentation:style-name="a1340" draw:name="Folienbildplatzhalter 1">
            <svg:title/>
            <svg:desc/>
          </draw:page-thumbnail>
          <draw:frame draw:id="id188" presentation:style-name="a13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4" draw:style-name="a1344" draw:master-page-name="Master2-Layout7-blank-Leer" presentation:presentation-page-layout-name="Master2-PPL7" draw:id="Slide-309">
        <draw:frame draw:id="id189" presentation:style-name="a1347" draw:name="Titel 1" svg:x="0.3937in" svg:y="0.32953in" svg:width="9.05512in" svg:height="1.38031in" presentation:class="title" presentation:placeholder="false">
          <draw:text-box>
            <text:p text:style-name="a1346" text:class-names="" text:cond-style-name=""><text:span text:style-name="a1345" text:class-names="">Aufgabe</text:span></text:p>
          </draw:text-box>
          <svg:title/>
          <svg:desc/>
        </draw:frame>
        <draw:frame draw:id="id190" presentation:style-name="a1354" draw:name="Textplatzhalter 2" svg:x="0.55118in" svg:y="1.93465in" svg:width="8.89764in" svg:height="5.4563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Fur alle Mengen A, B, C gilt: Wenn A ⊆ B und B ⊆ C dann ist auch A ⊆ C.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D = ? I = ?</text:span></text:p>
              </text:list-item>
            </text:list>
          </draw:text-box>
          <svg:title/>
          <svg:desc/>
        </draw:frame>
        <presentation:notes draw:style-name="a1360">
          <draw:frame draw:id="id191" draw:style-name="a1357" draw:name="Foliennummernplatzhalter 6" svg:x="4.67953in" svg:y="11.10827in" svg:width="3.5878in" svg:height="0.58425in">
            <draw:text-box>
              <text:p text:style-name="a1356" text:class-names="" text:cond-style-name=""><text:span text:style-name="a135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92" presentation:style-name="a1358" draw:name="Folienbildplatzhalter 1">
            <svg:title/>
            <svg:desc/>
          </draw:page-thumbnail>
          <draw:frame draw:id="id193" presentation:style-name="a13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5" draw:style-name="a1362" draw:master-page-name="Master2-Layout7-blank-Leer" presentation:presentation-page-layout-name="Master2-PPL7" draw:id="Slide-310">
        <draw:frame draw:id="id194" presentation:style-name="a1365" draw:name="Titel 1" svg:x="0.3937in" svg:y="0.32953in" svg:width="9.05512in" svg:height="1.38031in" presentation:class="title" presentation:placeholder="false">
          <draw:text-box>
            <text:p text:style-name="a1364" text:class-names="" text:cond-style-name=""><text:span text:style-name="a1363" text:class-names="">Lösung</text:span></text:p>
          </draw:text-box>
          <svg:title/>
          <svg:desc/>
        </draw:frame>
        <draw:frame draw:id="id198" presentation:style-name="a1375" draw:name="Textplatzhalter 2" svg:x="0.55118in" svg:y="1.93465in" svg:width="8.89764in" svg:height="5.4563in" presentation:class="outline" presentation:placeholder="false">
          <draw:text-box>
            <text:list text:style-name="a1368">
              <text:list-item>
                <text:p text:style-name="a1367" text:class-names="" text:cond-style-name="" text:id="id195"><text:span text:style-name="a1366" text:class-names="">Fur alle Mengen A, B, C gilt: Wenn A ⊆ B und B ⊆ C dann ist auch A ⊆ C.</text:span></text:p>
              </text:list-item>
            </text:list>
            <text:list text:style-name="a1371">
              <text:list-item>
                <text:p text:style-name="a1370" text:class-names="" text:cond-style-name="" text:id="id196"><text:span text:style-name="a1369" text:class-names="">D = ? I = ?</text:span></text:p>
              </text:list-item>
            </text:list>
            <text:list text:style-name="a1374">
              <text:list-item>
                <text:p text:style-name="a1373" text:class-names="" text:cond-style-name="" text:id="id197"><text:span text:style-name="a1372" text:class-names="">∀A ∀B ∀C (A ⊆ B ∧ B ⊆ C) → A ⊆ C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81">
          <draw:frame draw:id="id199" draw:style-name="a1378" draw:name="Foliennummernplatzhalter 6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1379" draw:name="Folienbildplatzhalter 1">
            <svg:title/>
            <svg:desc/>
          </draw:page-thumbnail>
          <draw:frame draw:id="id201" presentation:style-name="a138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6" draw:style-name="a1383" draw:master-page-name="Master2-Layout7-blank-Leer" presentation:presentation-page-layout-name="Master2-PPL7" draw:id="Slide-311">
        <draw:frame draw:id="id202" presentation:style-name="a1386" draw:name="Titel 1" svg:x="0.3937in" svg:y="0.32953in" svg:width="9.05512in" svg:height="1.38031in" presentation:class="title" presentation:placeholder="false">
          <draw:text-box>
            <text:p text:style-name="a1385" text:class-names="" text:cond-style-name=""><text:span text:style-name="a1384" text:class-names="">Aufgabe</text:span></text:p>
          </draw:text-box>
          <svg:title/>
          <svg:desc/>
        </draw:frame>
        <draw:frame draw:id="id203" presentation:style-name="a1390" draw:name="Textplatzhalter 2" svg:x="0.55118in" svg:y="1.93465in" svg:width="8.89764in" svg:height="5.4563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Es ist nicht alles Gold, was scheint.</text:span></text:p>
              </text:list-item>
            </text:list>
          </draw:text-box>
          <svg:title/>
          <svg:desc/>
        </draw:frame>
        <presentation:notes draw:style-name="a1396">
          <draw:frame draw:id="id204" draw:style-name="a1393" draw:name="Foliennummernplatzhalter 6" svg:x="4.67953in" svg:y="11.10827in" svg:width="3.5878in" svg:height="0.58425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05" presentation:style-name="a1394" draw:name="Folienbildplatzhalter 1">
            <svg:title/>
            <svg:desc/>
          </draw:page-thumbnail>
          <draw:frame draw:id="id206" presentation:style-name="a13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7" draw:style-name="a1398" draw:master-page-name="Master2-Layout7-blank-Leer" presentation:presentation-page-layout-name="Master2-PPL7" draw:id="Slide-312">
        <draw:frame draw:id="id207" presentation:style-name="a1401" draw:name="Titel 1" svg:x="0.3937in" svg:y="0.32953in" svg:width="9.05512in" svg:height="1.38031in" presentation:class="title" presentation:placeholder="false">
          <draw:text-box>
            <text:p text:style-name="a1400" text:class-names="" text:cond-style-name=""><text:span text:style-name="a1399" text:class-names="">Lösung</text:span></text:p>
          </draw:text-box>
          <svg:title/>
          <svg:desc/>
        </draw:frame>
        <draw:frame draw:id="id211" presentation:style-name="a1411" draw:name="Textplatzhalter 2" svg:x="0.55118in" svg:y="1.93465in" svg:width="8.89764in" svg:height="5.4563in" presentation:class="outline" presentation:placeholder="false">
          <draw:text-box>
            <text:list text:style-name="a1404">
              <text:list-item>
                <text:p text:style-name="a1403" text:class-names="" text:cond-style-name="" text:id="id208"><text:span text:style-name="a1402" text:class-names="">Es ist nicht alles Gold, was glänzt.</text:span></text:p>
              </text:list-item>
            </text:list>
            <text:list text:style-name="a1407">
              <text:list-item>
                <text:p text:style-name="a1406" text:class-names="" text:cond-style-name="" text:id="id209"><text:span text:style-name="a1405" text:class-names="">I(R) Glänzen <text:s text:c="3"/>I(G) Gold sein</text:span></text:p>
              </text:list-item>
            </text:list>
            <text:list text:style-name="a1410">
              <text:list-item>
                <text:p text:style-name="a1409" text:class-names="" text:cond-style-name="" text:id="id210"><text:span text:style-name="a1408" text:class-names="">¬∀x(R(x) → G(x)) 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17">
          <draw:frame draw:id="id212" draw:style-name="a1414" draw:name="Foliennummernplatzhalter 6" svg:x="4.67953in" svg:y="11.10827in" svg:width="3.5878in" svg:height="0.58425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3" presentation:style-name="a1415" draw:name="Folienbildplatzhalter 1">
            <svg:title/>
            <svg:desc/>
          </draw:page-thumbnail>
          <draw:frame draw:id="id214" presentation:style-name="a14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8" draw:style-name="a1419" draw:master-page-name="Master2-Layout7-blank-Leer" presentation:presentation-page-layout-name="Master2-PPL7" draw:id="Slide-313">
        <draw:frame draw:id="id215" presentation:style-name="a1422" draw:name="Titel 1" svg:x="0.3937in" svg:y="0.32953in" svg:width="9.05512in" svg:height="1.38031in" presentation:class="title" presentation:placeholder="false">
          <draw:text-box>
            <text:p text:style-name="a1421" text:class-names="" text:cond-style-name=""><text:span text:style-name="a1420" text:class-names="">Aufgabe</text:span></text:p>
          </draw:text-box>
          <svg:title/>
          <svg:desc/>
        </draw:frame>
        <draw:frame draw:id="id216" presentation:style-name="a1426" draw:name="Textplatzhalter 2" svg:x="0.55118in" svg:y="1.93465in" svg:width="8.89764in" svg:height="5.4563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Hunde, die bellen, beißen nicht.</text:span></text:p>
              </text:list-item>
            </text:list>
          </draw:text-box>
          <svg:title/>
          <svg:desc/>
        </draw:frame>
        <presentation:notes draw:style-name="a1432">
          <draw:frame draw:id="id217" draw:style-name="a1429" draw:name="Foliennummernplatzhalter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8" presentation:style-name="a1430" draw:name="Folienbildplatzhalter 1">
            <svg:title/>
            <svg:desc/>
          </draw:page-thumbnail>
          <draw:frame draw:id="id219" presentation:style-name="a143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9" draw:style-name="a1434" draw:master-page-name="Master2-Layout7-blank-Leer" presentation:presentation-page-layout-name="Master2-PPL7" draw:id="Slide-314">
        <draw:frame draw:id="id220" presentation:style-name="a1438" draw:name="Titel 1" svg:x="0.3937in" svg:y="0.32953in" svg:width="9.05512in" svg:height="1.38031in" presentation:class="title" presentation:placeholder="false">
          <draw:text-box>
            <text:p text:style-name="a1437" text:class-names="" text:cond-style-name=""><text:span text:style-name="a1435" text:class-names="">Lösung</text:span><text:span text:style-name="a1436" text:class-names=""/></text:p>
          </draw:text-box>
          <svg:title/>
          <svg:desc/>
        </draw:frame>
        <draw:frame draw:id="id224" presentation:style-name="a1448" draw:name="Textplatzhalter 2" svg:x="0.55118in" svg:y="1.93465in" svg:width="8.89764in" svg:height="5.4563in" presentation:class="outline" presentation:placeholder="false">
          <draw:text-box>
            <text:list text:style-name="a1441">
              <text:list-item>
                <text:p text:style-name="a1440" text:class-names="" text:cond-style-name="" text:id="id221"><text:span text:style-name="a1439" text:class-names="">Hunde, die bellen, beißen nicht.</text:span></text:p>
              </text:list-item>
            </text:list>
            <text:list text:style-name="a1444">
              <text:list-item>
                <text:p text:style-name="a1443" text:class-names="" text:cond-style-name="" text:id="id222"><text:span text:style-name="a1442" text:class-names="">I(H) Beißen <text:s text:c="3"/>I(B) Bellen</text:span></text:p>
              </text:list-item>
            </text:list>
            <text:list text:style-name="a1447">
              <text:list-item>
                <text:p text:style-name="a1446" text:class-names="" text:cond-style-name="" text:id="id223"><text:span text:style-name="a1445" text:class-names="">∀x(B(x) → ¬H(x)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4">
          <draw:frame draw:id="id225" draw:style-name="a1451" draw:name="Foliennummernplatzhalter 6" svg:x="4.67953in" svg:y="11.10827in" svg:width="3.5878in" svg:height="0.58425in">
            <draw:text-box>
              <text:p text:style-name="a1450" text:class-names="" text:cond-style-name=""><text:span text:style-name="a144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26" presentation:style-name="a1452" draw:name="Folienbildplatzhalter 1">
            <svg:title/>
            <svg:desc/>
          </draw:page-thumbnail>
          <draw:frame draw:id="id227" presentation:style-name="a14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2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61" xlink:href="media/image1.png" xlink:show="embed" xlink:actuate="onLoad"/>
    <draw:fill-image draw:name="a686" xlink:href="media/image1.png" xlink:show="embed" xlink:actuate="onLoad"/>
    <draw:fill-image draw:name="a1016" xlink:href="media/image1.png" xlink:show="embed" xlink:actuate="onLoad"/>
    <draw:fill-image draw:name="a1161" xlink:href="media/image1.png" xlink:show="embed" xlink:actuate="onLoad"/>
    <draw:fill-image draw:name="a637" xlink:href="media/image1.png" xlink:show="embed" xlink:actuate="onLoad"/>
    <draw:fill-image draw:name="a1302" xlink:href="media/image1.png" xlink:show="embed" xlink:actuate="onLoad"/>
    <draw:fill-image draw:name="a976" xlink:href="media/image1.png" xlink:show="embed" xlink:actuate="onLoad"/>
    <draw:fill-image draw:name="a1397" xlink:href="media/image1.png" xlink:show="embed" xlink:actuate="onLoad"/>
    <draw:fill-image draw:name="a1129" xlink:href="media/image1.png" xlink:show="embed" xlink:actuate="onLoad"/>
    <draw:fill-image draw:name="a1235" xlink:href="media/image1.png" xlink:show="embed" xlink:actuate="onLoad"/>
    <draw:fill-image draw:name="a552" xlink:href="media/image1.png" xlink:show="embed" xlink:actuate="onLoad"/>
    <draw:fill-image draw:name="a923" xlink:href="media/image1.png" xlink:show="embed" xlink:actuate="onLoad"/>
    <draw:fill-image draw:name="a1343" xlink:href="media/image1.png" xlink:show="embed" xlink:actuate="onLoad"/>
    <draw:fill-image draw:name="a1275" xlink:href="media/image1.png" xlink:show="embed" xlink:actuate="onLoad"/>
    <draw:fill-image draw:name="a1382" xlink:href="media/image1.png" xlink:show="embed" xlink:actuate="onLoad"/>
    <draw:fill-image draw:name="a788" xlink:href="media/image1.png" xlink:show="embed" xlink:actuate="onLoad"/>
    <draw:fill-image draw:name="a894" xlink:href="media/image1.png" xlink:show="embed" xlink:actuate="onLoad"/>
    <draw:fill-image draw:name="a1418" xlink:href="media/image1.png" xlink:show="embed" xlink:actuate="onLoad"/>
    <draw:fill-image draw:name="a723" xlink:href="media/image1.png" xlink:show="embed" xlink:actuate="onLoad"/>
    <draw:fill-image draw:name="a1320" xlink:href="media/image1.png" xlink:show="embed" xlink:actuate="onLoad"/>
    <draw:fill-image draw:name="a600" xlink:href="media/image1.png" xlink:show="embed" xlink:actuate="onLoad"/>
    <draw:fill-image draw:name="a1361" xlink:href="media/image1.png" xlink:show="embed" xlink:actuate="onLoad"/>
    <draw:fill-image draw:name="a1433" xlink:href="media/image1.png" xlink:show="embed" xlink:actuate="onLoad"/>
    <draw:fill-image draw:name="a1066" xlink:href="media/image1.png" xlink:show="embed" xlink:actuate="onLoad"/>
    <draw:fill-image draw:name="a1205" xlink:href="media/image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bitmap" draw:fill-image-name="a10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Formatvorlagen des Textmasters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Formatvorlagen des Textmasters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Formatvorlagen des Textmasters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Formatvorlagen des Textmasters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Formatvorlagen des Textmasters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Formatvorlagen des Textmasters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ormatvorlagen des Textmasters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vorlagen des Textmasters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roundedrect" style:page-layout-name="pageLayout1" draw:style-name="a553">
      <draw:frame draw:id="id69" presentation:style-name="a556" draw:name="Titelplatzhalter 1" svg:x="0.3937in" svg:y="0.32953in" svg:width="9.05512in" svg:height="1.38031in" presentation:class="titl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0" presentation:style-name="a573" draw:name="Textplatzhalter 2" svg:x="0.55118in" svg:y="1.93465in" svg:width="8.89764in" svg:height="5.456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ormatvorlagen des Textmasters bearbeiten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Zweite Ebene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Fünfte Ebene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Datumsplatzhalter 3" svg:x="0.55118in" svg:y="7.53189in" svg:width="2.56811in" svg:height="0.5700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2" presentation:style-name="a579" draw:name="Fußzeilenplatzhalter 4" svg:x="3.29764in" svg:y="7.53189in" svg:width="3.49409in" svg:height="0.5700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Foliennummernplatzhalter 5" svg:x="7.0378in" svg:y="7.53189in" svg:width="2.56811in" svg:height="0.5700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Folienbildplatzhalter 1">
          <svg:title/>
          <svg:desc/>
        </draw:page-thumbnail>
        <draw:frame draw:id="id6" presentation:style-name="a586" draw:name="Notizenplatzhalt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Kopfzeilenplatzhalt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Datumsplatzhalt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Fußzeilenplatzhalt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Foliennummernplatzhalt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01">
      <draw:frame draw:id="id74" presentation:style-name="a605" draw:name="Titel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Titelmasterformat durch Klicken bearbeiten</text:span><text:span text:style-name="a603" text:class-names=""/></text:p>
        </draw:text-box>
        <svg:title/>
        <svg:desc/>
      </draw:frame>
      <draw:frame draw:id="id75" presentation:style-name="a609" draw:name="Untertitel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Formatvorlage des Untertitelmasters durch Klicken bearbeiten</text:span><text:span text:style-name="a607" text:class-names=""/></text:p>
        </draw:text-box>
        <svg:title/>
        <svg:desc/>
      </draw:frame>
      <draw:frame draw:id="id76" presentation:style-name="a612" draw:name="Datumsplatzhalter 3" svg:x="0.55118in" svg:y="7.53189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7" presentation:style-name="a615" draw:name="Fußzeilenplatzhalter 4" svg:x="3.29764in" svg:y="7.53189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9" draw:name="Foliennummernplatzhalter 5" svg:x="7.0378in" svg:y="7.53189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Folienbildplatzhalter 1">
          <svg:title/>
          <svg:desc/>
        </draw:page-thumbnail>
        <draw:frame draw:id="id6" presentation:style-name="a623" draw:name="Notizenplatzhalt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Kopfzeilenplatzhalt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umsplatzhalt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ußzeilenplatzhalt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Foliennummernplatzhalt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38">
      <draw:frame draw:id="id79" presentation:style-name="a642" draw:name="Titel 1" svg:x="0.3937in" svg:y="0.32953in" svg:width="9.05512in" svg:height="1.38031in" presentation:class="title" presentation:placeholder="false">
        <draw:text-box>
          <text:p text:style-name="a641" text:class-names="" text:cond-style-name=""><text:span text:style-name="a639" text:class-names="">Titelmasterformat durch Klicken bearbeiten</text:span><text:span text:style-name="a640" text:class-names=""/></text:p>
        </draw:text-box>
        <svg:title/>
        <svg:desc/>
      </draw:frame>
      <draw:frame draw:id="id80" presentation:style-name="a658" draw:name="Inhaltsplatzhalter 2" svg:x="0.55118in" svg:y="1.93465in" svg:width="8.89764in" svg:height="5.4563in" presentation:class="object" presentation:placeholder="false">
        <draw:text-box>
          <text:p text:style-name="a644" text:class-names="" text:cond-style-name=""><text:span text:style-name="a643" text:class-names="">Formatvorlagen des Textmasters bearbeite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umsplatzhalter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ußzeilenplatzhalter 4" svg:x="3.29764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8" draw:name="Foliennummernplatzhalter 5" svg:x="7.0378in" svg:y="7.53189in" svg:width="2.56811in" svg:height="0.5700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425in" presentation:class="page" draw:id="id5" presentation:style-name="a669" draw:name="Folienbildplatzhalter 1">
          <svg:title/>
          <svg:desc/>
        </draw:page-thumbnail>
        <draw:frame draw:id="id6" presentation:style-name="a672" draw:name="Notizenplatzhalt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Kopfzeilenplatzhalter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Datumsplatzhalter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Fußzeilenplatzhalter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Foliennummernplatzhalter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687">
      <draw:frame draw:id="id84" presentation:style-name="a691" draw:name="Titel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Titelmasterformat durch Klicken bearbeiten</text:span><text:span text:style-name="a689" text:class-names=""/></text:p>
        </draw:text-box>
        <svg:title/>
        <svg:desc/>
      </draw:frame>
      <draw:frame draw:id="id85" presentation:style-name="a695" draw:name="Textplatzhalter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698" draw:name="Datumsplatzhalter 3" svg:x="0.55118in" svg:y="7.53189in" svg:width="2.56811in" svg:height="0.5700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87" presentation:style-name="a701" draw:name="Fußzeilenplatzhalter 4" svg:x="3.29764in" svg:y="7.53189in" svg:width="3.49409in" svg:height="0.5700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8" presentation:style-name="a705" draw:name="Foliennummernplatzhalter 5" svg:x="7.0378in" svg:y="7.53189in" svg:width="2.56811in" svg:height="0.5700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Folienbildplatzhalter 1">
          <svg:title/>
          <svg:desc/>
        </draw:page-thumbnail>
        <draw:frame draw:id="id6" presentation:style-name="a709" draw:name="Notizenplatzhalt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Kopfzeilenplatzhalt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Datumsplatzhalt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Fußzeilenplatzhalt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Foliennummernplatzhalt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24">
      <draw:frame draw:id="id89" presentation:style-name="a728" draw:name="Titel 1" svg:x="0.3937in" svg:y="0.32953in" svg:width="9.05512in" svg:height="1.38031in" presentation:class="title" presentation:placeholder="false">
        <draw:text-box>
          <text:p text:style-name="a727" text:class-names="" text:cond-style-name=""><text:span text:style-name="a725" text:class-names="">Titelmasterformat durch Klicken bearbeiten</text:span><text:span text:style-name="a726" text:class-names=""/></text:p>
        </draw:text-box>
        <svg:title/>
        <svg:desc/>
      </draw:frame>
      <draw:frame draw:id="id90" presentation:style-name="a744" draw:name="Inhaltsplatzhalter 2" svg:x="0.55035in" svg:y="1.93403in" svg:width="4.36632in" svg:height="5.4566in" presentation:class="object" presentation:placeholder="false">
        <draw:text-box>
          <text:p text:style-name="a730" text:class-names="" text:cond-style-name=""><text:span text:style-name="a729" text:class-names="">Formatvorlagen des Textmasters bearbeiten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Zweite Ebene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ünfte Ebene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60" draw:name="Inhaltsplatzhalter 3" svg:x="5.08333in" svg:y="1.93403in" svg:width="4.36632in" svg:height="5.4566in" presentation:class="object" presentation:placeholder="false">
        <draw:text-box>
          <text:p text:style-name="a746" text:class-names="" text:cond-style-name=""><text:span text:style-name="a745" text:class-names="">Formatvorlagen des Textmasters bearbeiten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Zweite Ebene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ünfte Ebene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Datumsplatzhalter 4" svg:x="0.55118in" svg:y="7.53189in" svg:width="2.56811in" svg:height="0.5700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3" presentation:style-name="a766" draw:name="Fußzeilenplatzhalter 5" svg:x="3.29764in" svg:y="7.53189in" svg:width="3.49409in" svg:height="0.5700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70" draw:name="Foliennummernplatzhalter 6" svg:x="7.0378in" svg:y="7.53189in" svg:width="2.56811in" svg:height="0.5700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5" presentation:style-name="a771" draw:name="Folienbildplatzhalter 1">
          <svg:title/>
          <svg:desc/>
        </draw:page-thumbnail>
        <draw:frame draw:id="id6" presentation:style-name="a774" draw:name="Notizenplatzhalt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Kopfzeilenplatzhalter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Datumsplatzhalter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Fußzeilenplatzhalter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Foliennummernplatzhalter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89">
      <draw:frame draw:id="id95" presentation:style-name="a793" draw:name="Titel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Titelmasterformat durch Klicken bearbeiten</text:span><text:span text:style-name="a791" text:class-names=""/></text:p>
        </draw:text-box>
        <svg:title/>
        <svg:desc/>
      </draw:frame>
      <draw:frame draw:id="id96" presentation:style-name="a797" draw:name="Textplatzhalter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Formatvorlagen des Textmasters bearbeiten</text:span></text:p>
            </text:list-item>
          </text:list>
        </draw:text-box>
        <svg:title/>
        <svg:desc/>
      </draw:frame>
      <draw:frame draw:id="id97" presentation:style-name="a813" draw:name="Inhaltsplatzhalter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Formatvorlagen des Textmasters bearbeiten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Zweite Ebene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ünfte Ebene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7" draw:name="Textplatzhalter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Formatvorlagen des Textmasters bearbeiten</text:span></text:p>
            </text:list-item>
          </text:list>
        </draw:text-box>
        <svg:title/>
        <svg:desc/>
      </draw:frame>
      <draw:frame draw:id="id99" presentation:style-name="a833" draw:name="Inhaltsplatzhalter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Formatvorlagen des Textmasters bearbeiten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Zweite Ebene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Fünfte Ebene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6" draw:name="Datumsplatzhalter 6" svg:x="0.55118in" svg:y="7.53189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1" presentation:style-name="a839" draw:name="Fußzeilenplatzhalter 7" svg:x="3.29764in" svg:y="7.53189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2" presentation:style-name="a843" draw:name="Foliennummernplatzhalter 8" svg:x="7.0378in" svg:y="7.53189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Folienbildplatzhalter 1">
          <svg:title/>
          <svg:desc/>
        </draw:page-thumbnail>
        <draw:frame draw:id="id6" presentation:style-name="a847" draw:name="Notizenplatzhalt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Kopfzeilenplatzhalt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Datumsplatzhalt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Fußzeilenplatzhalt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Foliennummernplatzhalt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62">
      <draw:frame draw:id="id103" presentation:style-name="a866" draw:name="Titel 1" svg:x="0.3937in" svg:y="0.32953in" svg:width="9.05512in" svg:height="1.38031in" presentation:class="title" presentation:placeholder="false">
        <draw:text-box>
          <text:p text:style-name="a865" text:class-names="" text:cond-style-name=""><text:span text:style-name="a863" text:class-names="">Titelmasterformat durch Klicken bearbeiten</text:span><text:span text:style-name="a864" text:class-names=""/></text:p>
        </draw:text-box>
        <svg:title/>
        <svg:desc/>
      </draw:frame>
      <draw:frame draw:id="id104" presentation:style-name="a869" draw:name="Datumsplatzhalter 2" svg:x="0.55118in" svg:y="7.53189in" svg:width="2.56811in" svg:height="0.5700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05" presentation:style-name="a872" draw:name="Fußzeilenplatzhalter 3" svg:x="3.29764in" svg:y="7.53189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6" draw:name="Foliennummernplatzhalter 4" svg:x="7.0378in" svg:y="7.53189in" svg:width="2.56811in" svg:height="0.5700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425in" presentation:class="page" draw:id="id5" presentation:style-name="a877" draw:name="Folienbildplatzhalter 1">
          <svg:title/>
          <svg:desc/>
        </draw:page-thumbnail>
        <draw:frame draw:id="id6" presentation:style-name="a880" draw:name="Notizenplatzhalter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Kopfzeilenplatzhalter 3" svg:x="0in" svg:y="0in" svg:width="3.5878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Datumsplatzhalter 4" svg:x="4.67953in" svg:y="0in" svg:width="3.5878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Fußzeilenplatzhalter 5" svg:x="0in" svg:y="11.10827in" svg:width="3.5878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Foliennummernplatzhalter 6" svg:x="4.67953in" svg:y="11.10827in" svg:width="3.5878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95">
      <draw:frame draw:id="id107" presentation:style-name="a898" draw:name="Datumsplatzhalter 1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8" presentation:style-name="a901" draw:name="Fußzeilenplatzhalter 2" svg:x="3.29764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9" presentation:style-name="a905" draw:name="Foliennummernplatzhalter 3" svg:x="7.0378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Folienbildplatzhalter 1">
          <svg:title/>
          <svg:desc/>
        </draw:page-thumbnail>
        <draw:frame draw:id="id6" presentation:style-name="a909" draw:name="Notizenplatzhalt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Kopfzeilenplatzhalter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Datumsplatzhalter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Fußzeilenplatzhalter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Foliennummernplatzhalter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24">
      <draw:frame draw:id="id110" presentation:style-name="a928" draw:name="Titel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Titelmasterformat durch Klicken bearbeiten</text:span><text:span text:style-name="a926" text:class-names=""/></text:p>
        </draw:text-box>
        <svg:title/>
        <svg:desc/>
      </draw:frame>
      <draw:frame draw:id="id111" presentation:style-name="a944" draw:name="Inhaltsplatzhalter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Formatvorlagen des Textmasters bearbeiten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Zweite Ebene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Fünfte Ebene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8" draw:name="Textplatzhalter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Formatvorlagen des Textmasters bearbeiten</text:span></text:p>
            </text:list-item>
          </text:list>
        </draw:text-box>
        <svg:title/>
        <svg:desc/>
      </draw:frame>
      <draw:frame draw:id="id113" presentation:style-name="a951" draw:name="Datumsplatzhalter 4" svg:x="0.55118in" svg:y="7.53189in" svg:width="2.56811in" svg:height="0.5700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14" presentation:style-name="a954" draw:name="Fußzeilenplatzhalter 5" svg:x="3.29764in" svg:y="7.53189in" svg:width="3.49409in" svg:height="0.5700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15" presentation:style-name="a958" draw:name="Foliennummernplatzhalter 6" svg:x="7.0378in" svg:y="7.53189in" svg:width="2.56811in" svg:height="0.5700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Folienbildplatzhalter 1">
          <svg:title/>
          <svg:desc/>
        </draw:page-thumbnail>
        <draw:frame draw:id="id6" presentation:style-name="a962" draw:name="Notizenplatzhalt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Kopfzeilenplatzhalt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Datumsplatzhalt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Fußzeilenplatzhalt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Foliennummernplatzhalt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77">
      <draw:frame draw:id="id116" presentation:style-name="a981" draw:name="Titel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Titelmasterformat durch Klicken bearbeiten</text:span><text:span text:style-name="a979" text:class-names=""/></text:p>
        </draw:text-box>
        <svg:title/>
        <svg:desc/>
      </draw:frame>
      <draw:frame draw:id="id117" presentation:style-name="a984" draw:name="Bildplatzhalter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18" presentation:style-name="a988" draw:name="Textplatzhalter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Formatvorlagen des Textmasters bearbeiten</text:span></text:p>
            </text:list-item>
          </text:list>
        </draw:text-box>
        <svg:title/>
        <svg:desc/>
      </draw:frame>
      <draw:frame draw:id="id119" presentation:style-name="a991" draw:name="Datumsplatzhalter 4" svg:x="0.55118in" svg:y="7.53189in" svg:width="2.56811in" svg:height="0.5700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20" presentation:style-name="a994" draw:name="Fußzeilenplatzhalter 5" svg:x="3.29764in" svg:y="7.53189in" svg:width="3.49409in" svg:height="0.5700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21" presentation:style-name="a998" draw:name="Foliennummernplatzhalter 6" svg:x="7.0378in" svg:y="7.53189in" svg:width="2.56811in" svg:height="0.5700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5" presentation:style-name="a999" draw:name="Folienbildplatzhalter 1">
          <svg:title/>
          <svg:desc/>
        </draw:page-thumbnail>
        <draw:frame draw:id="id6" presentation:style-name="a1002" draw:name="Notizenplatzhalt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Kopfzeilenplatzhalter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Datumsplatzhalter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Fußzeilenplatzhalter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Foliennummernplatzhalter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17">
      <draw:frame draw:id="id122" presentation:style-name="a1021" draw:name="Titel 1" svg:x="0.3937in" svg:y="0.32953in" svg:width="9.05512in" svg:height="1.38031in" presentation:class="title" presentation:placeholder="false">
        <draw:text-box>
          <text:p text:style-name="a1020" text:class-names="" text:cond-style-name=""><text:span text:style-name="a1018" text:class-names="">Titelmasterformat durch Klicken bearbeiten</text:span><text:span text:style-name="a1019" text:class-names=""/></text:p>
        </draw:text-box>
        <svg:title/>
        <svg:desc/>
      </draw:frame>
      <draw:frame draw:id="id123" presentation:style-name="a1038" draw:name="Vertikaler Textplatzhalter 2" svg:x="0.55118in" svg:y="1.93465in" svg:width="8.89764in" svg:height="5.4563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Formatvorlagen des Textmasters bearbeiten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Zweite Ebene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Fünfte Ebene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41" draw:name="Datumsplatzhalter 3" svg:x="0.55118in" svg:y="7.53189in" svg:width="2.56811in" svg:height="0.5700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5" presentation:style-name="a1044" draw:name="Fußzeilenplatzhalter 4" svg:x="3.29764in" svg:y="7.53189in" svg:width="3.49409in" svg:height="0.5700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6" presentation:style-name="a1048" draw:name="Foliennummernplatzhalter 5" svg:x="7.0378in" svg:y="7.53189in" svg:width="2.56811in" svg:height="0.5700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Folienbildplatzhalter 1">
          <svg:title/>
          <svg:desc/>
        </draw:page-thumbnail>
        <draw:frame draw:id="id6" presentation:style-name="a1052" draw:name="Notizenplatzhalt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Kopfzeilenplatzhalt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umsplatzhalt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ußzeilenplatzhalt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oliennummernplatzhalt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67">
      <draw:frame draw:id="id127" presentation:style-name="a1071" draw:name="Vertikaler Titel 1" svg:x="7.18576in" svg:y="0.32986in" svg:width="2.26389in" svg:height="7.06076in" presentation:class="title" presentation:placeholder="false">
        <draw:text-box>
          <text:p text:style-name="a1070" text:class-names="" text:cond-style-name=""><text:span text:style-name="a1068" text:class-names="">Titelmasterformat durch Klicken bearbeiten</text:span><text:span text:style-name="a1069" text:class-names=""/></text:p>
        </draw:text-box>
        <svg:title/>
        <svg:desc/>
      </draw:frame>
      <draw:frame draw:id="id128" presentation:style-name="a1088" draw:name="Vertikaler Textplatzhalter 2" svg:x="0.3941in" svg:y="0.32986in" svg:width="6.625in" svg:height="7.06076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Formatvorlagen des Textmasters bearbeiten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Zweite Ebene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ünfte Ebene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91" draw:name="Datumsplatzhalter 3" svg:x="0.55118in" svg:y="7.53189in" svg:width="2.56811in" svg:height="0.5700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30" presentation:style-name="a1094" draw:name="Fußzeilenplatzhalter 4" svg:x="3.29764in" svg:y="7.53189in" svg:width="3.49409in" svg:height="0.5700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31" presentation:style-name="a1098" draw:name="Foliennummernplatzhalter 5" svg:x="7.0378in" svg:y="7.53189in" svg:width="2.56811in" svg:height="0.5700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Folienbildplatzhalter 1">
          <svg:title/>
          <svg:desc/>
        </draw:page-thumbnail>
        <draw:frame draw:id="id6" presentation:style-name="a1102" draw:name="Notizenplatzhalter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Kopfzeilenplatzhalter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Datumsplatzhalter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Fußzeilenplatzhalter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Foliennummernplatzhalter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32" presentation:style-name="a1119" draw:name="Kopfzeilenplatzhalter 1" svg:x="0in" svg:y="0in" svg:width="3.5878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3" presentation:style-name="a1122" draw:name="Datumsplatzhalter 2" svg:x="4.67953in" svg:y="0in" svg:width="3.5878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34" presentation:style-name="a1125" draw:name="Fußzeilenplatzhalter 3" svg:x="0in" svg:y="11.10827in" svg:width="3.5878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5" presentation:style-name="a1128" draw:name="Foliennummernplatzhalter 4" svg:x="4.67953in" svg:y="11.10827in" svg:width="3.5878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ufgabe</dc:title>
    <meta:initial-creator>Yani Kolev</meta:initial-creator>
    <dc:creator>Lukas Bach</dc:creator>
    <meta:creation-date>2015-12-12T09:36:21Z</meta:creation-date>
    <dc:date>2016-12-13T22:30:58Z</dc:date>
    <meta:editing-cycles>139</meta:editing-cycles>
    <meta:editing-duration>PT0S</meta:editing-duration>
    <meta:document-statistic meta:paragraph-count="72" meta:word-count="761"/>
  </office:meta>
</office:document-meta>
</file>